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498cm" style:rel-column-width="16758*"/>
    </style:style>
    <style:style style:name="Table1.B" style:family="table-column">
      <style:table-column-properties style:column-width="13.092cm" style:rel-column-width="487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2775e" officeooo:paragraph-rsid="0002775e"/>
    </style:style>
    <style:style style:name="P2" style:family="paragraph" style:parent-style-name="Table_20_Contents">
      <style:text-properties officeooo:rsid="0002775e" officeooo:paragraph-rsid="0002775e"/>
    </style:style>
    <style:style style:name="P3" style:family="paragraph" style:parent-style-name="Table_20_Contents">
      <style:text-properties fo:font-weight="bold" officeooo:rsid="0002775e" officeooo:paragraph-rsid="0002775e" style:font-weight-asian="bold" style:font-weight-complex="bold"/>
    </style:style>
    <style:style style:name="P4" style:family="paragraph" style:parent-style-name="Table_20_Contents">
      <style:text-properties officeooo:rsid="00037a61" officeooo:paragraph-rsid="00037a61"/>
    </style:style>
    <style:style style:name="P5" style:family="paragraph" style:parent-style-name="Table_20_Contents">
      <style:text-properties officeooo:paragraph-rsid="0003a2b0"/>
    </style:style>
    <style:style style:name="P6" style:family="paragraph" style:parent-style-name="Table_20_Contents">
      <style:text-properties officeooo:rsid="000405a6" officeooo:paragraph-rsid="000405a6"/>
    </style:style>
    <style:style style:name="P7" style:family="paragraph" style:parent-style-name="Standard">
      <style:text-properties officeooo:rsid="000b9aa9" officeooo:paragraph-rsid="000b9aa9"/>
    </style:style>
    <style:style style:name="P8" style:family="paragraph" style:parent-style-name="Standard" style:list-style-name="L1">
      <style:text-properties officeooo:rsid="000cdc03" officeooo:paragraph-rsid="000cdc03"/>
    </style:style>
    <style:style style:name="T1" style:family="text">
      <style:text-properties officeooo:rsid="0002775e"/>
    </style:style>
    <style:style style:name="T2" style:family="text">
      <style:text-properties officeooo:rsid="0003a2b0"/>
    </style:style>
    <style:style style:name="T3" style:family="text">
      <style:text-properties officeooo:rsid="000405a6"/>
    </style:style>
    <style:style style:name="T4" style:family="text">
      <style:text-properties officeooo:rsid="00052e4a"/>
    </style:style>
    <style:style style:name="T5" style:family="text">
      <style:text-properties officeooo:rsid="0008b9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755830469472">
          <table:table-cell table:style-name="Table1.A1" office:value-type="string">
            <text:p text:style-name="P3">Entités</text:p>
          </table:table-cell>
          <table:table-cell table:style-name="Table1.B1" office:value-type="string">
            <text:p text:style-name="P3">Attributs</text:p>
          </table:table-cell>
        </table:table-row>
        <table:table-row table:style-name="TableLine94755831004672">
          <table:table-cell table:style-name="Table1.A2" office:value-type="string">
            <text:p text:style-name="P2">Site web</text:p>
          </table:table-cell>
          <table:table-cell table:style-name="Table1.B2" office:value-type="string">
            <text:p text:style-name="P5"><text:span text:style-name="T5">(</text:span><text:span text:style-name="T2">#</text:span><text:span text:style-name="T3">dossier client, intervention</text:span><text:span text:style-name="T4">s</text:span><text:span text:style-name="T3">, pièces, temps facturées, <text:s/>factures, </text:span></text:p>
          </table:table-cell>
        </table:table-row>
        <table:table-row table:style-name="TableLine94755831032240">
          <table:table-cell table:style-name="Table1.A2" office:value-type="string">
            <text:p text:style-name="P2">App. mobile</text:p>
          </table:table-cell>
          <table:table-cell table:style-name="Table1.B2" office:value-type="string">
            <text:p text:style-name="P4">Cédule de travail, <text:span text:style-name="T2">itinéraire, adresse destination, heure du rendez-vous, électroménagé, nature intervention, </text:span><text:span text:style-name="T3">facture client.</text:span></text:p>
          </table:table-cell>
        </table:table-row>
        <table:table-row table:style-name="TableLine94755831032880">
          <table:table-cell table:style-name="Table1.A2" office:value-type="string">
            <text:p text:style-name="P2">Clients</text:p>
          </table:table-cell>
          <table:table-cell table:style-name="Table1.B2" office:value-type="string">
            <text:p text:style-name="P5"><text:span text:style-name="T2">#Clients, </text:span><text:span text:style-name="T5">nom, prénom</text:span><text:span text:style-name="T2"> </text:span><text:span text:style-name="T1">#téléphone, </text:span><text:span text:style-name="T5">adresse facturation, adresse intervention,</text:span><text:span text:style-name="T1"> rendez-vous, authentifications d’utilisateurs(nom, mot de passe, liste de ses equipements, historique factures, </text:span><text:span text:style-name="T3">historique des interventions, </text:span><text:span text:style-name="T2">type d’électroménagés, marque, modèle, num <text:s/>de série, spécificités. </text:span><text:span text:style-name="T1">solde, </text:span><text:span text:style-name="T2">factures,</text:span><text:span text:style-name="T1"> calandrier des entretiens planifié, </text:span><text:span text:style-name="T4">requete</text:span><text:span text:style-name="T1">).</text:span></text:p>
          </table:table-cell>
        </table:table-row>
        <table:table-row table:style-name="TableLine94755831033680">
          <table:table-cell table:style-name="Table1.A2" office:value-type="string">
            <text:p text:style-name="P4">Employés (tech)</text:p>
          </table:table-cell>
          <table:table-cell table:style-name="Table1.B2" office:value-type="string">
            <text:p text:style-name="P4">#Employés, département, <text:s/>/*</text:p>
          </table:table-cell>
        </table:table-row>
        <table:table-row table:style-name="TableLine94755831034480">
          <table:table-cell table:style-name="Table1.A2" office:value-type="string">
            <text:p text:style-name="P2">Camions</text:p>
          </table:table-cell>
          <table:table-cell table:style-name="Table1.B2" office:value-type="string">
            <text:p text:style-name="P6">#Code-barres, quantitées, prix.</text:p>
          </table:table-cell>
        </table:table-row>
      </table:table>
      <text:p text:style-name="Standard"/>
      <text:p text:style-name="P7">Règles de gestion :</text:p>
      <text:p text:style-name="P7"/>
      <text:p text:style-name="P7">Site web – App. mobile</text:p>
      <text:p text:style-name="P7">Site Web – client</text:p>
      <text:list xml:id="list963228750" text:style-name="L1">
        <text:list-item>
          <text:p text:style-name="P8">le client peu completer une requete via le site web.</text:p>
        </text:list-item>
      </text:list>
      <text:p text:style-name="P7">Site web – Employés</text:p>
      <text:p text:style-name="P7">Site web – Camions</text:p>
      <text:p text:style-name="P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775e" officeooo:paragraph-rsid="0002775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ctionnair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0:56:32.554903484</meta:creation-date>
    <dc:date>2022-04-08T09:15:06.998853654</dc:date>
    <meta:editing-duration>PT37M33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20" meta:word-count="104" meta:character-count="826" meta:non-whitespace-character-count="733"/>
  </office:meta>
</office:document-meta>
</file>